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01000000017B6F9090D77548E2.gif" manifest:media-type="image/gi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6.46mm"/>
    </style:style>
    <style:style style:name="co3" style:family="table-column">
      <style:table-column-properties fo:break-before="auto" style:column-width="29.63mm"/>
    </style:style>
    <style:style style:name="co4" style:family="table-column">
      <style:table-column-properties fo:break-before="auto" style:column-width="27.78mm"/>
    </style:style>
    <style:style style:name="co5" style:family="table-column">
      <style:table-column-properties fo:break-before="auto" style:column-width="156.63mm"/>
    </style:style>
    <style:style style:name="co6" style:family="table-column">
      <style:table-column-properties fo:break-before="auto" style:column-width="33.87mm"/>
    </style:style>
    <style:style style:name="co7" style:family="table-column">
      <style:table-column-properties fo:break-before="auto" style:column-width="16.93mm"/>
    </style:style>
    <style:style style:name="co8" style:family="table-column">
      <style:table-column-properties fo:break-before="auto" style:column-width="24.61mm"/>
    </style:style>
    <style:style style:name="co9" style:family="table-column">
      <style:table-column-properties fo:break-before="auto" style:column-width="9.26mm"/>
    </style:style>
    <style:style style:name="co10" style:family="table-column">
      <style:table-column-properties fo:break-before="auto" style:column-width="10.58mm"/>
    </style:style>
    <style:style style:name="co11" style:family="table-column">
      <style:table-column-properties fo:break-before="auto" style:column-width="7.9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0.85mm" fo:break-before="auto" style:use-optimal-row-height="false"/>
    </style:style>
    <style:style style:name="ro4" style:family="table-row">
      <style:table-row-properties style:row-height="12.96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7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transparent"/>
    </style:style>
    <style:style style:name="ce2" style:family="table-cell" style:parent-style-name="Default" style:data-style-name="N100"/>
    <style:style style:name="ce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gr1" style:family="graphic">
      <style:graphic-properties draw:stroke="none" draw:fill="none" fo:clip="rect(0mm, 0mm, 0mm, 0mm)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vised_MediStock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style-name="ce4" office:value-type="string" calcext:value-type="string">
            <text:p>Supplier Code</text:p>
          </table:table-cell>
          <table:table-cell table:style-name="ce4" office:value-type="string" calcext:value-type="string">
            <text:p>Supplier Name</text:p>
          </table:table-cell>
          <table:table-cell table:style-name="ce4" office:value-type="string" calcext:value-type="string">
            <text:p><text:s/>Old SKU</text:p>
          </table:table-cell>
          <table:table-cell table:style-name="ce4" office:value-type="string" calcext:value-type="string">
            <text:p>New SKU</text:p>
          </table:table-cell>
          <table:table-cell table:style-name="ce7" office:value-type="string" calcext:value-type="string">
            <text:p>Description</text:p>
          </table:table-cell>
          <table:table-cell table:style-name="ce4" office:value-type="string" calcext:value-type="string">
            <text:p>Units per case</text:p>
          </table:table-cell>
          <table:table-cell table:style-name="ce4" table:number-columns-repeated="1018"/>
        </table:table-row>
        <table:table-row table:style-name="ro1">
          <table:table-cell table:number-columns-repeated="4"/>
          <table:table-cell table:style-name="ce1">
            <draw:frame table:end-cell-address="Revised_MediStock_Data.E2" table:end-x="0.28mm" table:end-y="0.26mm" draw:z-index="0" draw:name="Picture 1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Health Smart Sterile Adhesive 2" x3" 5 PK</svg:desc>
            </draw:frame>
            <draw:frame table:end-cell-address="Revised_MediStock_Data.E2" table:end-x="0.28mm" table:end-y="0.26mm" draw:z-index="1" draw:name="Picture 2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Health Smart Gauze Pads Sterile 4" x4" 8PK</svg:desc>
            </draw:frame>
            <draw:frame table:end-cell-address="Revised_MediStock_Data.E2" table:end-x="0.28mm" table:end-y="0.26mm" draw:z-index="2" draw:name="Picture 3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Health Smart Gauze Pads Sterile 3" x3" 8PK</svg:desc>
            </draw:frame>
            <draw:frame table:end-cell-address="Revised_MediStock_Data.E2" table:end-x="0.28mm" table:end-y="0.26mm" draw:z-index="3" draw:name="Picture 4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Basic Care Conforming Stretch Gauze, 2", Non-Sterile, 12rl/bg 8bg/cs</svg:desc>
            </draw:frame>
            <draw:frame table:end-cell-address="Revised_MediStock_Data.E2" table:end-x="0.28mm" table:end-y="0.26mm" draw:z-index="4" draw:name="Picture 5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nforming Stretch Gauze, 2"x4.1yd, Non-Sterile, 12rl/bg 8bg/cs</svg:desc>
            </draw:frame>
            <draw:frame table:end-cell-address="Revised_MediStock_Data.E2" table:end-x="0.28mm" table:end-y="0.26mm" draw:z-index="5" draw:name="Picture 6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Gauze Pad, 3"x3", 12 ply, Sterile</svg:desc>
            </draw:frame>
            <draw:frame table:end-cell-address="Revised_MediStock_Data.E2" table:end-x="0.28mm" table:end-y="0.26mm" draw:z-index="6" draw:name="Picture 7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Rolled Gauze, 4"x5yd, 2 ply, Non-Sterile, 12/bg 8bg/cs</svg:desc>
            </draw:frame>
            <draw:frame table:end-cell-address="Revised_MediStock_Data.E2" table:end-x="0.28mm" table:end-y="0.26mm" draw:z-index="7" draw:name="Picture 8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Avant Deluxe Gauze Sponges- 2" Non-Sterile</svg:desc>
            </draw:frame>
            <draw:frame table:end-cell-address="Revised_MediStock_Data.E2" table:end-x="0.28mm" table:end-y="0.26mm" draw:z-index="8" draw:name="Picture 9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Avant Deluxe Gauze</svg:desc>
            </draw:frame>
            <draw:frame table:end-cell-address="Revised_MediStock_Data.E2" table:end-x="0.28mm" table:end-y="0.26mm" draw:z-index="9" draw:name="Picture 10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Medline Avant Gauze</svg:desc>
            </draw:frame>
            <draw:frame table:end-cell-address="Revised_MediStock_Data.E2" table:end-x="0.28mm" table:end-y="0.26mm" draw:z-index="10" draw:name="Picture 11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Medline Avant Gauze</svg:desc>
            </draw:frame>
            <draw:frame table:end-cell-address="Revised_MediStock_Data.E2" table:end-x="0.28mm" table:end-y="0.26mm" draw:z-index="11" draw:name="Picture 12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Medline 100% Cotton Woven Gauze Sponges</svg:desc>
            </draw:frame>
            <draw:frame table:end-cell-address="Revised_MediStock_Data.E2" table:end-x="0.28mm" table:end-y="0.26mm" draw:z-index="12" draw:name="Picture 13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Medline 100% Cotton Woven Gauze Sponges</svg:desc>
            </draw:frame>
            <draw:frame table:end-cell-address="Revised_MediStock_Data.E2" table:end-x="0.28mm" table:end-y="0.26mm" draw:z-index="13" draw:name="Picture 14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Sof-Form Conforming Bandages- 1" Non-Sterile</svg:desc>
            </draw:frame>
            <draw:frame table:end-cell-address="Revised_MediStock_Data.E2" table:end-x="0.28mm" table:end-y="0.26mm" draw:z-index="14" draw:name="Picture 15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Medline Sof-Form Conforming Bandages- 3" Sterile</svg:desc>
            </draw:frame>
            <draw:frame table:end-cell-address="Revised_MediStock_Data.E2" table:end-x="0.28mm" table:end-y="0.26mm" draw:z-index="15" draw:name="Picture 16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Medline Sof-Form Conforming Bandages- 6" Non-Sterile</svg:desc>
            </draw:frame>
            <draw:frame table:end-cell-address="Revised_MediStock_Data.E2" table:end-x="0.28mm" table:end-y="0.26mm" draw:z-index="16" draw:name="Picture 17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Sof-Form Conforming Bandages- 4" Sterile</svg:desc>
            </draw:frame>
            <draw:frame table:end-cell-address="Revised_MediStock_Data.E2" table:end-x="0.28mm" table:end-y="0.26mm" draw:z-index="17" draw:name="Picture 18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Sof-Form Conforming Bandages- 1" Sterile</svg:desc>
            </draw:frame>
            <draw:frame table:end-cell-address="Revised_MediStock_Data.E2" table:end-x="0.28mm" table:end-y="0.26mm" draw:z-index="18" draw:name="Picture 19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Sof-Form Conforming Bandages- 6" Sterile</svg:desc>
            </draw:frame>
            <draw:frame table:end-cell-address="Revised_MediStock_Data.E2" table:end-x="0.28mm" table:end-y="0.26mm" draw:z-index="19" draw:name="Picture 20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Bulkee II Gauze Bandages</svg:desc>
            </draw:frame>
            <draw:frame table:end-cell-address="Revised_MediStock_Data.E2" table:end-x="0.28mm" table:end-y="0.26mm" draw:z-index="20" draw:name="Picture 21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Medline Bulkee II Gauze Bandages 4.5" Sterile</svg:desc>
            </draw:frame>
            <draw:frame table:end-cell-address="Revised_MediStock_Data.E2" table:end-x="0.28mm" table:end-y="0.26mm" draw:z-index="21" draw:name="Picture 22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Bulkee II Gauze Bandages</svg:desc>
            </draw:frame>
            <draw:frame table:end-cell-address="Revised_MediStock_Data.E2" table:end-x="0.28mm" table:end-y="0.26mm" draw:z-index="22" draw:name="Picture 23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Medline Avant Gauze</svg:desc>
            </draw:frame>
            <draw:frame table:end-cell-address="Revised_MediStock_Data.E2" table:end-x="0.28mm" table:end-y="0.26mm" draw:z-index="23" draw:name="Picture 24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Medline Bordered Gauze</svg:desc>
            </draw:frame>
            <draw:frame table:end-cell-address="Revised_MediStock_Data.E2" table:end-x="0.28mm" table:end-y="0.26mm" draw:z-index="24" draw:name="Picture 25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Medline Avant Gauze</svg:desc>
            </draw:frame>
            <draw:frame table:end-cell-address="Revised_MediStock_Data.E2" table:end-x="0.28mm" table:end-y="0.26mm" draw:z-index="25" draw:name="Picture 26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Avant Deluxe Gauze</svg:desc>
            </draw:frame>
            <draw:frame table:end-cell-address="Revised_MediStock_Data.E2" table:end-x="0.28mm" table:end-y="0.26mm" draw:z-index="26" draw:name="Picture 27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Medline 100% Cotton Woven Gauze Sponges</svg:desc>
            </draw:frame>
            <draw:frame table:end-cell-address="Revised_MediStock_Data.E2" table:end-x="0.28mm" table:end-y="0.26mm" draw:z-index="27" draw:name="Picture 28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Medline Avant Gauze</svg:desc>
            </draw:frame>
            <draw:frame table:end-cell-address="Revised_MediStock_Data.E2" table:end-x="0.28mm" table:end-y="0.26mm" draw:z-index="28" draw:name="Picture 29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Medline 100% Cotton Woven Gauze Sponges</svg:desc>
            </draw:frame>
            <draw:frame table:end-cell-address="Revised_MediStock_Data.E2" table:end-x="0.28mm" table:end-y="0.26mm" draw:z-index="29" draw:name="Picture 30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Medline 100% Cotton Woven Gauze Sponges</svg:desc>
            </draw:frame>
            <draw:frame table:end-cell-address="Revised_MediStock_Data.E2" table:end-x="0.28mm" table:end-y="0.26mm" draw:z-index="30" draw:name="Picture 31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Gauze Pad, 2"x2", 12 ply, Sterile, 1/pk 3600pk/cs</svg:desc>
            </draw:frame>
            <draw:frame table:end-cell-address="Revised_MediStock_Data.E2" table:end-x="0.28mm" table:end-y="0.26mm" draw:z-index="31" draw:name="Picture 32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Gauze Pad, 3"x3", 12 ply, Sterile</svg:desc>
            </draw:frame>
            <draw:frame table:end-cell-address="Revised_MediStock_Data.E2" table:end-x="0.28mm" table:end-y="0.26mm" draw:z-index="32" draw:name="Picture 33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Medline Post-Op Gauze</svg:desc>
            </draw:frame>
            <draw:frame table:end-cell-address="Revised_MediStock_Data.E2" table:end-x="0.28mm" table:end-y="0.26mm" draw:z-index="33" draw:name="Picture 34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Medline Post-Op Gauze</svg:desc>
            </draw:frame>
            <draw:frame table:end-cell-address="Revised_MediStock_Data.E2" table:end-x="0.28mm" table:end-y="0.26mm" draw:z-index="34" draw:name="Picture 35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Bulkee Super Fluff Sponges</svg:desc>
            </draw:frame>
            <draw:frame table:end-cell-address="Revised_MediStock_Data.E2" table:end-x="0.28mm" table:end-y="0.26mm" draw:z-index="35" draw:name="Picture 36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Bulkee Super Fluff Sponges</svg:desc>
            </draw:frame>
            <draw:frame table:end-cell-address="Revised_MediStock_Data.E2" table:end-x="0.28mm" table:end-y="0.26mm" draw:z-index="36" draw:name="Picture 37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nforming Stretch Gauze, 2" x 4.1yd, Non-Sterile, Clean, Individual Polybag, 500/cs</svg:desc>
            </draw:frame>
            <draw:frame table:end-cell-address="Revised_MediStock_Data.E2" table:end-x="0.28mm" table:end-y="0.26mm" draw:z-index="37" draw:name="Picture 38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Medline Non-Adherent Sterile Pads</svg:desc>
            </draw:frame>
            <draw:frame table:end-cell-address="Revised_MediStock_Data.E2" table:end-x="0.28mm" table:end-y="0.26mm" draw:z-index="38" draw:name="Picture 39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Bulkee Super Fluff Sponges</svg:desc>
            </draw:frame>
            <draw:frame table:end-cell-address="Revised_MediStock_Data.E2" table:end-x="0.28mm" table:end-y="0.26mm" draw:z-index="39" draw:name="Picture 40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nforming Stretch Gauze, 3" x 4.1yd, Non-Sterile, Clean, Individual Polybag, 500/cs</svg:desc>
            </draw:frame>
            <draw:frame table:end-cell-address="Revised_MediStock_Data.E2" table:end-x="0.28mm" table:end-y="0.26mm" draw:z-index="40" draw:name="Picture 41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nforming Stretch Gauze, 4" x 4.1yd, Non-Sterile, Clean, Individual Polybag, 500/cs</svg:desc>
            </draw:frame>
            <draw:frame table:end-cell-address="Revised_MediStock_Data.E2" table:end-x="0.28mm" table:end-y="0.26mm" draw:z-index="41" draw:name="Picture 42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nforming Stretch Gauze, 2"x4.1yd, Sterile</svg:desc>
            </draw:frame>
            <draw:frame table:end-cell-address="Revised_MediStock_Data.E2" table:end-x="0.28mm" table:end-y="0.26mm" draw:z-index="42" draw:name="Picture 43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nforming Stretch Gauze, 3"x4.1yd, Sterile</svg:desc>
            </draw:frame>
            <draw:frame table:end-cell-address="Revised_MediStock_Data.E2" table:end-x="0.28mm" table:end-y="0.26mm" draw:z-index="43" draw:name="Picture 44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nforming Stretch Gauze, 4"x4.1yd, Steril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" table:end-x="0.28mm" table:end-y="0.28mm" draw:z-index="44" draw:name="Picture 45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Bulkee Super Fluff Sponge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7" table:end-x="0.28mm" table:end-y="0.26mm" draw:z-index="45" draw:name="Picture 46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hesive Bandage, 1" Blue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0" table:end-x="0.28mm" table:end-y="0.28mm" draw:z-index="46" draw:name="Picture 47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Cohesive Bandage, 1" Assorted Color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3" table:end-x="0.28mm" table:end-y="0.26mm" draw:z-index="47" draw:name="Picture 48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Bulkee Lite Bandages 3" Non-Sterile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6" table:end-x="0.28mm" table:end-y="0.28mm" draw:z-index="48" draw:name="Picture 49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Bulkee Lite Bandages 4" Non-Sterile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9" table:end-x="0.28mm" table:end-y="0.26mm" draw:z-index="49" draw:name="Picture 50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Bulkee Lite Bandage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2" table:end-x="0.28mm" table:end-y="0.28mm" draw:z-index="50" draw:name="Picture 51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Cohesive Bandage, 1" White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5" table:end-x="0.28mm" table:end-y="0.26mm" draw:z-index="51" draw:name="Picture 52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hesive Bandage, 1" Tan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8" table:end-x="0.28mm" table:end-y="0.28mm" draw:z-index="52" draw:name="Picture 53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Bulkee Lite Bandages 3" Sterile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1" table:end-x="0.28mm" table:end-y="0.26mm" draw:z-index="53" draw:name="Picture 54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hesive Bandage, 1.5", White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4" table:end-x="0.28mm" table:end-y="0.28mm" draw:z-index="54" draw:name="Picture 55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Cohesive Bandage, 1.5", Red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7" table:end-x="0.28mm" table:end-y="0.26mm" draw:z-index="55" draw:name="Picture 56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hesive Bandage, 1.5", Assorted Color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0" table:end-x="0.28mm" table:end-y="0.28mm" draw:z-index="56" draw:name="Picture 57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Bulkee Lite Banda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1" table:end-x="0.28mm" table:end-y="0.28mm" draw:z-index="156" draw:name="Picture 157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Health Smart Sterile Adhesive 2" x3" 5 PK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3" table:end-x="0.28mm" table:end-y="0.26mm" draw:z-index="57" draw:name="Picture 58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Fluff Bandage Roll, 3.4"x3.1yds, 6 ply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4" table:end-x="0.28mm" table:end-y="0.26mm" draw:z-index="157" draw:name="Picture 158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Health Smart Gauze Pads Sterile 4" x4" 8PK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6" table:end-x="0.28mm" table:end-y="0.28mm" draw:z-index="58" draw:name="Picture 59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Bulkee Lite Banda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7" table:end-x="0.28mm" table:end-y="0.28mm" draw:z-index="158" draw:name="Picture 159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Health Smart Gauze Pads Sterile 3" x3" 8PK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9" table:end-x="0.28mm" table:end-y="0.26mm" draw:z-index="59" draw:name="Picture 60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hesive Bandage, 1.5", Tan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50" table:end-x="0.28mm" table:end-y="0.26mm" draw:z-index="159" draw:name="Picture 160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Basic Care Conforming Stretch Gauze, 2", Non-Sterile, 12rl/bg 8bg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52" table:end-x="0.28mm" table:end-y="0.28mm" draw:z-index="60" draw:name="Picture 61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Cohesive Bandage, 1.5", Blu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53" table:end-x="0.28mm" table:end-y="0.28mm" draw:z-index="160" draw:name="Picture 161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Conforming Stretch Gauze, 2"x4.1yd, Non-Sterile, 12rl/bg 8bg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55" table:end-x="0.28mm" table:end-y="0.26mm" draw:z-index="61" draw:name="Picture 62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Gauze Pad, 2"x2", 12 ply, Steril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56" table:end-x="0.28mm" table:end-y="0.26mm" draw:z-index="161" draw:name="Picture 162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Gauze Pad, 3"x3", 12 ply, Steril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58" table:end-x="0.28mm" table:end-y="0.28mm" draw:z-index="62" draw:name="Picture 63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Conforming Stretch Gauze, 6"x4.1yd, Steril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59" table:end-x="0.28mm" table:end-y="0.28mm" draw:z-index="162" draw:name="Picture 163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Rolled Gauze, 4"x5yd, 2 ply, Non-Sterile, 12/bg 8bg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61" table:end-x="0.28mm" table:end-y="0.26mm" draw:z-index="63" draw:name="Picture 64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Health Smart Gauze Bandage 3" x 4.1 YRD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62" table:end-x="0.28mm" table:end-y="0.26mm" draw:z-index="163" draw:name="Picture 164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Avant Deluxe Gauze Sponges- 2" Non-Steril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64" table:end-x="0.28mm" table:end-y="0.28mm" draw:z-index="64" draw:name="Picture 65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Health Smart Gauze Bandage 2" x 4 YRD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65" table:end-x="0.28mm" table:end-y="0.28mm" draw:z-index="164" draw:name="Picture 165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Avant Deluxe Gauz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67" table:end-x="0.28mm" table:end-y="0.26mm" draw:z-index="65" draw:name="Picture 66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Medline Medline Bordered Gauz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68" table:end-x="0.28mm" table:end-y="0.26mm" draw:z-index="165" draw:name="Picture 166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Medline Avant Gauz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70" table:end-x="0.28mm" table:end-y="0.28mm" draw:z-index="66" draw:name="Picture 67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Cohesive Bandage, 2", Tan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71" table:end-x="0.28mm" table:end-y="0.28mm" draw:z-index="166" draw:name="Picture 167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Medline Avant Gauz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73" table:end-x="0.28mm" table:end-y="0.26mm" draw:z-index="67" draw:name="Picture 68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hesive Bandage, 2", Blu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74" table:end-x="0.28mm" table:end-y="0.26mm" draw:z-index="167" draw:name="Picture 168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Medline 100% Cotton Woven Gauze Spon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76" table:end-x="0.28mm" table:end-y="0.28mm" draw:z-index="68" draw:name="Picture 69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Cohesive Bandage, 2", Assorted Color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77" table:end-x="0.28mm" table:end-y="0.28mm" draw:z-index="168" draw:name="Picture 169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Medline 100% Cotton Woven Gauze Spon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79" table:end-x="0.28mm" table:end-y="0.26mm" draw:z-index="69" draw:name="Picture 70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Fluff Bandage Roll, 4.5"x4.1yds, 6 ply, Non-Sterile, 100rl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80" table:end-x="0.28mm" table:end-y="0.26mm" draw:z-index="169" draw:name="Picture 170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Sof-Form Conforming Bandages- 1" Non-Steril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82" table:end-x="0.28mm" table:end-y="0.28mm" draw:z-index="70" draw:name="Picture 71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Fluff Bandage Roll, 4.5"x4.1yds, 6 ply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83" table:end-x="0.28mm" table:end-y="0.28mm" draw:z-index="170" draw:name="Picture 171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Medline Sof-Form Conforming Bandages- 3" Steril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85" table:end-x="0.28mm" table:end-y="0.26mm" draw:z-index="71" draw:name="Picture 72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Gauze Pad, 3"x3", 12 ply, Sterile, 1/pk 10/bx, 60bx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86" table:end-x="0.28mm" table:end-y="0.26mm" draw:z-index="171" draw:name="Picture 172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Medline Sof-Form Conforming Bandages- 6" Non-Steril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88" table:end-x="0.28mm" table:end-y="0.28mm" draw:z-index="72" draw:name="Picture 73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Fluff Bandage Roll, 4.5"x4.1yds, 8 ply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89" table:end-x="0.28mm" table:end-y="0.28mm" draw:z-index="172" draw:name="Picture 173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Sof-Form Conforming Bandages- 4" Steril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91" table:end-x="0.28mm" table:end-y="0.26mm" draw:z-index="73" draw:name="Picture 74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Health Smart Sterile Adhesive 3" x4" 5 PK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92" table:end-x="0.28mm" table:end-y="0.26mm" draw:z-index="173" draw:name="Picture 174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Sof-Form Conforming Bandages- 1" Steril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94" table:end-x="0.28mm" table:end-y="0.28mm" draw:z-index="74" draw:name="Picture 75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Health Smart Gauze Pad Sterile 2" x2" 10PK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95" table:end-x="0.28mm" table:end-y="0.28mm" draw:z-index="174" draw:name="Picture 175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Sof-Form Conforming Bandages- 6" Steril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97" table:end-x="0.28mm" table:end-y="0.26mm" draw:z-index="75" draw:name="Picture 76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Medline Caring Gauze Bandage Roll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98" table:end-x="0.28mm" table:end-y="0.26mm" draw:z-index="175" draw:name="Picture 176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Bulkee II Gauze Banda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00" table:end-x="0.28mm" table:end-y="0.28mm" draw:z-index="76" draw:name="Picture 77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Good Sense Conform (Stretch) Bandages 2" X 2.5 Yd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01" table:end-x="0.28mm" table:end-y="0.28mm" draw:z-index="176" draw:name="Picture 177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Medline Bulkee II Gauze Bandages 4.5" Steril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03" table:end-x="0.28mm" table:end-y="0.26mm" draw:z-index="77" draw:name="Picture 78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Bulkee Lite Banda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04" table:end-x="0.28mm" table:end-y="0.26mm" draw:z-index="177" draw:name="Picture 178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Bulkee II Gauze Banda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06" table:end-x="0.28mm" table:end-y="0.28mm" draw:z-index="78" draw:name="Picture 79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Cohesive Bandage, 3", Assorted Color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07" table:end-x="0.28mm" table:end-y="0.28mm" draw:z-index="178" draw:name="Picture 179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Medline Avant Gauz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09" table:end-x="0.28mm" table:end-y="0.26mm" draw:z-index="79" draw:name="Picture 80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Gauze Pad, 4"x4", 12 ply, Sterile, 1/pk 10/bx, 60bx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10" table:end-x="0.28mm" table:end-y="0.26mm" draw:z-index="179" draw:name="Picture 180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Medline Bordered Gauz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12" table:end-x="0.28mm" table:end-y="0.28mm" draw:z-index="80" draw:name="Picture 81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Good Sense Sterile Pads 2" X 2" (12 Ply Product Better Than Brand)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13" table:end-x="0.28mm" table:end-y="0.28mm" draw:z-index="180" draw:name="Picture 181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Medline Avant Gauz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15" table:end-x="0.28mm" table:end-y="0.26mm" draw:z-index="81" draw:name="Picture 82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hesive Bandage, 3", Tan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16" table:end-x="0.28mm" table:end-y="0.26mm" draw:z-index="181" draw:name="Picture 182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Avant Deluxe Gauz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18" table:end-x="0.28mm" table:end-y="0.28mm" draw:z-index="82" draw:name="Picture 83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Cohesive Bandage, 3", Blu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19" table:end-x="0.28mm" table:end-y="0.28mm" draw:z-index="182" draw:name="Picture 183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Medline 100% Cotton Woven Gauze Spon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21" table:end-x="0.28mm" table:end-y="0.26mm" draw:z-index="83" draw:name="Picture 84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Curad First Aid Assortment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22" table:end-x="0.28mm" table:end-y="0.26mm" draw:z-index="183" draw:name="Picture 184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Medline Avant Gauz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24" table:end-x="0.28mm" table:end-y="0.28mm" draw:z-index="84" draw:name="Picture 85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Gauze Pad, 2"x2", 12 ply, Sterile, 1/pk 25pk/bx, 24bx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25" table:end-x="0.28mm" table:end-y="0.28mm" draw:z-index="184" draw:name="Picture 185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Medline 100% Cotton Woven Gauze Spon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27" table:end-x="0.28mm" table:end-y="0.26mm" draw:z-index="85" draw:name="Picture 86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Good Sense Sterile Pads 3" X 3" (12 Ply Product Better Than Brand)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28" table:end-x="0.28mm" table:end-y="0.26mm" draw:z-index="185" draw:name="Picture 186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Medline 100% Cotton Woven Gauze Spon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30" table:end-x="0.28mm" table:end-y="0.28mm" draw:z-index="86" draw:name="Picture 87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Cohesive Bandage, 4", Tan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31" table:end-x="0.28mm" table:end-y="0.28mm" draw:z-index="186" draw:name="Picture 187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Gauze Pad, 2"x2", 12 ply, Sterile, 1/pk 3600pk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33" table:end-x="0.28mm" table:end-y="0.26mm" draw:z-index="87" draw:name="Picture 88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hesive Bandage, 4", Assorted Color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34" table:end-x="0.28mm" table:end-y="0.26mm" draw:z-index="187" draw:name="Picture 188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Gauze Pad, 3"x3", 12 ply, Steril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36" table:end-x="0.28mm" table:end-y="0.28mm" draw:z-index="88" draw:name="Picture 89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Basic Care Conforming Stretch Gauze, 6", Non-Sterile, 6rl/bg 8bg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37" table:end-x="0.28mm" table:end-y="0.28mm" draw:z-index="188" draw:name="Picture 189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Medline Post-Op Gauz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39" table:end-x="0.28mm" table:end-y="0.26mm" draw:z-index="89" draw:name="Picture 90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Medline Bordered Gauz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40" table:end-x="0.28mm" table:end-y="0.26mm" draw:z-index="189" draw:name="Picture 190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Medline Post-Op Gauz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42" table:end-x="0.28mm" table:end-y="0.28mm" draw:z-index="90" draw:name="Picture 91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Gauze Pad, 3"x3", 12 ply, Sterile, 1/pk 25pk/bx, 24bx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43" table:end-x="0.28mm" table:end-y="0.28mm" draw:z-index="190" draw:name="Picture 191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Bulkee Super Fluff Spon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45" table:end-x="0.28mm" table:end-y="0.26mm" draw:z-index="91" draw:name="Picture 92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tton Fill Gauze Sponge, 2"x2", 8 ply, Steril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46" table:end-x="0.28mm" table:end-y="0.26mm" draw:z-index="191" draw:name="Picture 192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Bulkee Super Fluff Spon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48" table:end-x="0.28mm" table:end-y="0.28mm" draw:z-index="92" draw:name="Picture 93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Gauze Burn Dressing, 4"x8", 128 ply, Steril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49" table:end-x="0.28mm" table:end-y="0.28mm" draw:z-index="192" draw:name="Picture 193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Conforming Stretch Gauze, 2" x 4.1yd, Non-Sterile, Clean, Individual Polybag, 500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51" table:end-x="0.28mm" table:end-y="0.26mm" draw:z-index="93" draw:name="Picture 94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nforming Stretch Gauze, 2" x 4.1yd, Non-Sterile, Clean, Individual Polybag, 12rl/bg 8bg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52" table:end-x="0.28mm" table:end-y="0.26mm" draw:z-index="193" draw:name="Picture 194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Medline Non-Adherent Sterile Pad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54" table:end-x="0.28mm" table:end-y="0.28mm" draw:z-index="94" draw:name="Picture 95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Basic Care Conforming Stretch Gauze, 4", Non-Sterile, 12rl/bg 8bg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55" table:end-x="0.28mm" table:end-y="0.28mm" draw:z-index="194" draw:name="Picture 195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Bulkee Super Fluff Spon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57" table:end-x="0.28mm" table:end-y="0.26mm" draw:z-index="95" draw:name="Picture 96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nforming Stretch Gauze, 6"x4.1yd, Non-Sterile, 6rl/bg 8bg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58" table:end-x="0.28mm" table:end-y="0.26mm" draw:z-index="195" draw:name="Picture 196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nforming Stretch Gauze, 3" x 4.1yd, Non-Sterile, Clean, Individual Polybag, 500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60" table:end-x="0.28mm" table:end-y="0.28mm" draw:z-index="96" draw:name="Picture 97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Conforming Stretch Gauze, 3" x 4.1yd, Non-Sterile, Clean, Individual Polybag, 12rl/bg 8bg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61" table:end-x="0.28mm" table:end-y="0.28mm" draw:z-index="196" draw:name="Picture 197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Conforming Stretch Gauze, 4" x 4.1yd, Non-Sterile, Clean, Individual Polybag, 500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63" table:end-x="0.28mm" table:end-y="0.26mm" draw:z-index="97" draw:name="Picture 98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Gauze Pad, 4"x4", 12 ply, Sterile, 1/pk, 25pk/bx, 24bx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64" table:end-x="0.28mm" table:end-y="0.26mm" draw:z-index="197" draw:name="Picture 198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nforming Stretch Gauze, 2"x4.1yd, Steril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66" table:end-x="0.28mm" table:end-y="0.28mm" draw:z-index="98" draw:name="Picture 99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Medline Post-Op Gauz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67" table:end-x="0.28mm" table:end-y="0.28mm" draw:z-index="198" draw:name="Picture 199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Conforming Stretch Gauze, 3"x4.1yd, Steril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69" table:end-x="0.28mm" table:end-y="0.26mm" draw:z-index="99" draw:name="Picture 100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nforming Stretch Gauze, 4" x 4.1yd, Non-Sterile, Clean, Individual Polybag, 12rl/bg 8bg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70" table:end-x="0.28mm" table:end-y="0.26mm" draw:z-index="199" draw:name="Picture 200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nforming Stretch Gauze, 4"x4.1yd, Steril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72" table:end-x="0.28mm" table:end-y="0.28mm" draw:z-index="100" draw:name="Picture 101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Basic Care Conforming Stretch Gauze, 2", Sterile, 1/pk 12pk/bx 8bx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73" table:end-x="0.28mm" table:end-y="0.28mm" draw:z-index="200" draw:name="Picture 201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Bulkee Super Fluff Spon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75" table:end-x="0.28mm" table:end-y="0.26mm" draw:z-index="101" draw:name="Picture 102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Rolled Gauze, 2"x5yd, 2 ply, Non-Sterile, 12/bg 8bg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76" table:end-x="0.28mm" table:end-y="0.26mm" draw:z-index="201" draw:name="Picture 202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hesive Bandage, 1" Blu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78" table:end-x="0.28mm" table:end-y="0.28mm" draw:z-index="102" draw:name="Picture 103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Gauze Pad, 2"x2", 12 ply, Steril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79" table:end-x="0.28mm" table:end-y="0.28mm" draw:z-index="202" draw:name="Picture 203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Cohesive Bandage, 1" Assorted Color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81" table:end-x="0.28mm" table:end-y="0.26mm" draw:z-index="103" draw:name="Picture 104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Basic Care Conforming Stretch Gauze, 3", Sterile, 1/pk 12pk/bx 8bx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82" table:end-x="0.28mm" table:end-y="0.26mm" draw:z-index="203" draw:name="Picture 204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Bulkee Lite Bandages 3" Non-Steril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84" table:end-x="0.28mm" table:end-y="0.28mm" draw:z-index="104" draw:name="Picture 105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Medline Post-Op Gauz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85" table:end-x="0.28mm" table:end-y="0.28mm" draw:z-index="204" draw:name="Picture 205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Bulkee Lite Bandages 4" Non-Steril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87" table:end-x="0.28mm" table:end-y="0.26mm" draw:z-index="105" draw:name="Picture 106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Basic Care Conforming Stretch Gauze, 4", Sterile, 1/pk 12pk/bx 8bx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88" table:end-x="0.28mm" table:end-y="0.26mm" draw:z-index="205" draw:name="Picture 206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Bulkee Lite Banda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90" table:end-x="0.28mm" table:end-y="0.28mm" draw:z-index="106" draw:name="Picture 107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Rolled Gauze, 6"x5yd, 2 ply, Non-Sterile, 6/bg 8bg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91" table:end-x="0.28mm" table:end-y="0.28mm" draw:z-index="206" draw:name="Picture 207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Cohesive Bandage, 1" Whit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93" table:end-x="0.28mm" table:end-y="0.26mm" draw:z-index="107" draw:name="Picture 108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Basic Care Conforming Stretch Gauze, 6", Sterile, 1/pk 6pk/bx 8bx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94" table:end-x="0.28mm" table:end-y="0.26mm" draw:z-index="207" draw:name="Picture 208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hesive Bandage, 1" Tan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96" table:end-x="0.28mm" table:end-y="0.28mm" draw:z-index="108" draw:name="Picture 109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Medline Medline Non-Adherent Sterile Pad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97" table:end-x="0.28mm" table:end-y="0.28mm" draw:z-index="208" draw:name="Picture 209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Bulkee Lite Bandages 3" Steril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199" table:end-x="0.28mm" table:end-y="0.26mm" draw:z-index="109" draw:name="Picture 110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Rolled Gauze, 3"x5yd, 2 ply, Non-Sterile, 12/bg 8bg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00" table:end-x="0.28mm" table:end-y="0.26mm" draw:z-index="209" draw:name="Picture 210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hesive Bandage, 1.5", Whit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02" table:end-x="0.28mm" table:end-y="0.28mm" draw:z-index="110" draw:name="Picture 111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Krimptex Super Sponge, Medium, 32 ply, Sterile, 2/pk 20pk/ty 12ty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03" table:end-x="0.28mm" table:end-y="0.28mm" draw:z-index="210" draw:name="Picture 211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Cohesive Bandage, 1.5", Red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05" table:end-x="0.28mm" table:end-y="0.26mm" draw:z-index="111" draw:name="Picture 112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 Rolled Gauze 2"x5yd, 2 ply, Sterile, 1rl/pk 12rl/bx 8bx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06" table:end-x="0.28mm" table:end-y="0.26mm" draw:z-index="211" draw:name="Picture 212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hesive Bandage, 1.5", Assorted Color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08" table:end-x="0.28mm" table:end-y="0.28mm" draw:z-index="112" draw:name="Picture 113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 Rolled Gauze 3"x5yd, 2 ply, Sterile, 1rl/pk 12rl/bx 8bx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09" table:end-x="0.28mm" table:end-y="0.28mm" draw:z-index="212" draw:name="Picture 213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Bulkee Lite Banda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11" table:end-x="0.28mm" table:end-y="0.26mm" draw:z-index="113" draw:name="Picture 114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Gauze Pad, 4"x4", 12 ply, Steril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12" table:end-x="0.28mm" table:end-y="0.26mm" draw:z-index="213" draw:name="Picture 214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Fluff Bandage Roll, 3.4"x3.1yds, 6 ply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14" table:end-x="0.28mm" table:end-y="0.28mm" draw:z-index="114" draw:name="Picture 115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 Rolled Gauze 6"x5yd, 2 ply, Sterile, 1rl/pk 6rl/bx 8bx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15" table:end-x="0.28mm" table:end-y="0.28mm" draw:z-index="214" draw:name="Picture 215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Bulkee Lite Banda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17" table:end-x="0.28mm" table:end-y="0.26mm" draw:z-index="115" draw:name="Picture 116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 Rolled Gauze 4"x5yd, 2 ply, Sterile, 1rl/pk 12rl/bx 8bx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18" table:end-x="0.28mm" table:end-y="0.26mm" draw:z-index="215" draw:name="Picture 216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hesive Bandage, 1.5", Tan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20" table:end-x="0.28mm" table:end-y="0.28mm" draw:z-index="116" draw:name="Picture 117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Basic Care Conforming Stretch Gauze, 3", Non-Sterile, 12rl/bg 8bg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21" table:end-x="0.28mm" table:end-y="0.28mm" draw:z-index="216" draw:name="Picture 217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Cohesive Bandage, 1.5", Blu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23" table:end-x="0.28mm" table:end-y="0.26mm" draw:z-index="117" draw:name="Picture 118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2 x 2 4ply Non-woven Spong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24" table:end-x="0.28mm" table:end-y="0.26mm" draw:z-index="217" draw:name="Picture 218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Gauze Pad, 2"x2", 12 ply, Steril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26" table:end-x="0.28mm" table:end-y="0.28mm" draw:z-index="118" draw:name="Picture 119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Adhesive Surgical Dressing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27" table:end-x="0.28mm" table:end-y="0.28mm" draw:z-index="218" draw:name="Picture 219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Conforming Stretch Gauze, 6"x4.1yd, Steril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29" table:end-x="0.28mm" table:end-y="0.26mm" draw:z-index="119" draw:name="Picture 120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4 x 4 4ply Non-woven Spong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30" table:end-x="0.28mm" table:end-y="0.26mm" draw:z-index="219" draw:name="Picture 220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Health Smart Gauze Bandage 3" x 4.1 YRD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32" table:end-x="0.28mm" table:end-y="0.28mm" draw:z-index="120" draw:name="Picture 121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Caring Non-Woven Gauze Sponges 2x2 4 Ply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33" table:end-x="0.28mm" table:end-y="0.28mm" draw:z-index="220" draw:name="Picture 221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Health Smart Gauze Bandage 2" x 4 YRD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35" table:end-x="0.28mm" table:end-y="0.26mm" draw:z-index="121" draw:name="Picture 122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Caring Non-Sterile Gauz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36" table:end-x="0.28mm" table:end-y="0.26mm" draw:z-index="221" draw:name="Picture 222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Medline Medline Bordered Gauz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38" table:end-x="0.28mm" table:end-y="0.28mm" draw:z-index="122" draw:name="Picture 123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Caring Non-Woven Gauze Sponges 4x4, 4 Ply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39" table:end-x="0.28mm" table:end-y="0.28mm" draw:z-index="222" draw:name="Picture 223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Cohesive Bandage, 2", Tan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41" table:end-x="0.28mm" table:end-y="0.26mm" draw:z-index="123" draw:name="Picture 124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Caring Sterile Gauze Spon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42" table:end-x="0.28mm" table:end-y="0.26mm" draw:z-index="223" draw:name="Picture 224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hesive Bandage, 2", Blu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44" table:end-x="0.28mm" table:end-y="0.28mm" draw:z-index="124" draw:name="Picture 125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Caring Non-Woven Gauze Sponges 2x2 4 Ply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45" table:end-x="0.28mm" table:end-y="0.28mm" draw:z-index="224" draw:name="Picture 225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Cohesive Bandage, 2", Assorted Color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47" table:end-x="0.28mm" table:end-y="0.26mm" draw:z-index="125" draw:name="Picture 126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Caring Non-Sterile Gauz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48" table:end-x="0.28mm" table:end-y="0.26mm" draw:z-index="225" draw:name="Picture 226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Fluff Bandage Roll, 4.5"x4.1yds, 6 ply, Non-Sterile, 100rl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50" table:end-x="0.28mm" table:end-y="0.28mm" draw:z-index="126" draw:name="Picture 127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Caring Non-Sterile Gauz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51" table:end-x="0.28mm" table:end-y="0.28mm" draw:z-index="226" draw:name="Picture 227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Fluff Bandage Roll, 4.5"x4.1yds, 6 ply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53" table:end-x="0.28mm" table:end-y="0.26mm" draw:z-index="127" draw:name="Picture 128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Caring Non-Woven Gauze Sponges 4x4 4 Ply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54" table:end-x="0.28mm" table:end-y="0.26mm" draw:z-index="227" draw:name="Picture 228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Gauze Pad, 3"x3", 12 ply, Sterile, 1/pk 10/bx, 60bx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56" table:end-x="0.28mm" table:end-y="0.28mm" draw:z-index="128" draw:name="Picture 129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X-Ray Detectable Gauze Spon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57" table:end-x="0.28mm" table:end-y="0.28mm" draw:z-index="228" draw:name="Picture 229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Fluff Bandage Roll, 4.5"x4.1yds, 8 ply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60" table:end-x="0.28mm" table:end-y="0.26mm" draw:z-index="129" draw:name="Picture 130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Eye Pads</svg:desc>
            </draw:frame>
            <draw:frame table:end-cell-address="Revised_MediStock_Data.E260" table:end-x="0.28mm" table:end-y="0.26mm" draw:z-index="229" draw:name="Picture 230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Health Smart Sterile Adhesive 3" x4" 5 PK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63" table:end-x="0.28mm" table:end-y="0.28mm" draw:z-index="130" draw:name="Picture 131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Supra Form Conforming Bandages</svg:desc>
            </draw:frame>
            <draw:frame table:end-cell-address="Revised_MediStock_Data.E263" table:end-x="0.28mm" table:end-y="0.28mm" draw:z-index="230" draw:name="Picture 231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Health Smart Gauze Pad Sterile 2" x2" 10PK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66" table:end-x="0.28mm" table:end-y="0.26mm" draw:z-index="131" draw:name="Picture 132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X-Ray Detectable Gauze Sponges</svg:desc>
            </draw:frame>
            <draw:frame table:end-cell-address="Revised_MediStock_Data.E266" table:end-x="0.28mm" table:end-y="0.26mm" draw:z-index="231" draw:name="Picture 232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Medline Caring Gauze Bandage Roll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69" table:end-x="0.28mm" table:end-y="0.28mm" draw:z-index="132" draw:name="Picture 133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3 X 3 Sterile Gauze Pads "Pkg Of 25"</svg:desc>
            </draw:frame>
            <draw:frame table:end-cell-address="Revised_MediStock_Data.E269" table:end-x="0.28mm" table:end-y="0.28mm" draw:z-index="232" draw:name="Picture 233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Good Sense Conform (Stretch) Bandages 2" X 2.5 Yd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72" table:end-x="0.28mm" table:end-y="0.26mm" draw:z-index="133" draw:name="Picture 134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Supra Form Conforming Bandages Non-Sterile 3" x 75"</svg:desc>
            </draw:frame>
            <draw:frame table:end-cell-address="Revised_MediStock_Data.E272" table:end-x="0.28mm" table:end-y="0.26mm" draw:z-index="233" draw:name="Picture 234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Bulkee Lite Bandage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75" table:end-x="0.28mm" table:end-y="0.28mm" draw:z-index="234" draw:name="Picture 235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Cohesive Bandage, 3", Assorted Color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76" table:end-x="0.28mm" table:end-y="0.28mm" draw:z-index="134" draw:name="Picture 135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Eye Pad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78" table:end-x="0.28mm" table:end-y="0.26mm" draw:z-index="235" draw:name="Picture 236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Gauze Pad, 4"x4", 12 ply, Sterile, 1/pk 10/bx, 60bx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79" table:end-x="0.28mm" table:end-y="0.26mm" draw:z-index="135" draw:name="Picture 136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Supra Form Conforming Banda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81" table:end-x="0.28mm" table:end-y="0.28mm" draw:z-index="236" draw:name="Picture 237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Good Sense Sterile Pads 2" X 2" (12 Ply Product Better Than Brand)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82" table:end-x="0.28mm" table:end-y="0.28mm" draw:z-index="136" draw:name="Picture 137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Supra Form Conforming Banda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84" table:end-x="0.28mm" table:end-y="0.26mm" draw:z-index="237" draw:name="Picture 238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hesive Bandage, 3", Tan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85" table:end-x="0.28mm" table:end-y="0.26mm" draw:z-index="137" draw:name="Picture 138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Supra Form Conforming Banda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87" table:end-x="0.28mm" table:end-y="0.28mm" draw:z-index="238" draw:name="Picture 239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Cohesive Bandage, 3", Blu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88" table:end-x="0.28mm" table:end-y="0.28mm" draw:z-index="138" draw:name="Picture 139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Supra Form Conforming Banda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90" table:end-x="0.28mm" table:end-y="0.26mm" draw:z-index="239" draw:name="Picture 240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Curad First Aid Assortment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91" table:end-x="0.28mm" table:end-y="0.26mm" draw:z-index="139" draw:name="Picture 140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Supra Form Conforming Banda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93" table:end-x="0.28mm" table:end-y="0.28mm" draw:z-index="240" draw:name="Picture 241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Gauze Pad, 2"x2", 12 ply, Sterile, 1/pk 25pk/bx, 24bx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94" table:end-x="0.28mm" table:end-y="0.28mm" draw:z-index="140" draw:name="Picture 141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Supra Form Conforming Banda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96" table:end-x="0.28mm" table:end-y="0.26mm" draw:z-index="241" draw:name="Picture 242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Good Sense Sterile Pads 3" X 3" (12 Ply Product Better Than Brand)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97" table:end-x="0.28mm" table:end-y="0.26mm" draw:z-index="141" draw:name="Picture 142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Caring Gauze Bandage Rolls Non-Steril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299" table:end-x="0.28mm" table:end-y="0.28mm" draw:z-index="242" draw:name="Picture 243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Cohesive Bandage, 4", Tan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00" table:end-x="0.28mm" table:end-y="0.28mm" draw:z-index="142" draw:name="Picture 143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Assorted Sterile Gauze Rolls - 3 Pack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02" table:end-x="0.28mm" table:end-y="0.26mm" draw:z-index="243" draw:name="Picture 244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hesive Bandage, 4", Assorted Color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03" table:end-x="0.28mm" table:end-y="0.26mm" draw:z-index="143" draw:name="Picture 144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Caring Gauze Bandage Roll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05" table:end-x="0.28mm" table:end-y="0.28mm" draw:z-index="244" draw:name="Picture 245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Basic Care Conforming Stretch Gauze, 6", Non-Sterile, 6rl/bg 8bg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06" table:end-x="0.28mm" table:end-y="0.28mm" draw:z-index="144" draw:name="Picture 145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Caring Non-Sterile Gauz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08" table:end-x="0.28mm" table:end-y="0.26mm" draw:z-index="245" draw:name="Picture 246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Medline Bordered Gauz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09" table:end-x="0.28mm" table:end-y="0.26mm" draw:z-index="145" draw:name="Picture 146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X-Ray Detectable Gauze Spon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11" table:end-x="0.28mm" table:end-y="0.28mm" draw:z-index="246" draw:name="Picture 247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Gauze Pad, 3"x3", 12 ply, Sterile, 1/pk 25pk/bx, 24bx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12" table:end-x="0.28mm" table:end-y="0.28mm" draw:z-index="146" draw:name="Picture 147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Caring Non-Sterile Gauz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14" table:end-x="0.28mm" table:end-y="0.26mm" draw:z-index="247" draw:name="Picture 248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tton Fill Gauze Sponge, 2"x2", 8 ply, Steril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15" table:end-x="0.28mm" table:end-y="0.26mm" draw:z-index="147" draw:name="Picture 148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Supra Form Conforming Banda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17" table:end-x="0.28mm" table:end-y="0.28mm" draw:z-index="248" draw:name="Picture 249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Gauze Burn Dressing, 4"x8", 128 ply, Steril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18" table:end-x="0.28mm" table:end-y="0.28mm" draw:z-index="148" draw:name="Picture 149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Caring Sterile Gauze Spon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20" table:end-x="0.28mm" table:end-y="0.26mm" draw:z-index="249" draw:name="Picture 250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nforming Stretch Gauze, 2" x 4.1yd, Non-Sterile, Clean, Individual Polybag, 12rl/bg 8bg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21" table:end-x="0.28mm" table:end-y="0.26mm" draw:z-index="149" draw:name="Picture 150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X-Ray Detectable Gauze Spon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23" table:end-x="0.28mm" table:end-y="0.28mm" draw:z-index="250" draw:name="Picture 251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Basic Care Conforming Stretch Gauze, 4", Non-Sterile, 12rl/bg 8bg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24" table:end-x="0.28mm" table:end-y="0.28mm" draw:z-index="150" draw:name="Picture 151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Caring Non-Sterile Gauz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26" table:end-x="0.28mm" table:end-y="0.26mm" draw:z-index="251" draw:name="Picture 252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nforming Stretch Gauze, 6"x4.1yd, Non-Sterile, 6rl/bg 8bg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27" table:end-x="0.28mm" table:end-y="0.26mm" draw:z-index="151" draw:name="Picture 152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Caring Sterile Gauze Spon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29" table:end-x="0.28mm" table:end-y="0.28mm" draw:z-index="252" draw:name="Picture 253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Conforming Stretch Gauze, 3" x 4.1yd, Non-Sterile, Clean, Individual Polybag, 12rl/bg 8bg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30" table:end-x="0.28mm" table:end-y="0.28mm" draw:z-index="152" draw:name="Picture 153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Supra Form Conforming Banda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32" table:end-x="0.28mm" table:end-y="0.26mm" draw:z-index="253" draw:name="Picture 254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Gauze Pad, 4"x4", 12 ply, Sterile, 1/pk, 25pk/bx, 24bx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33" table:end-x="0.28mm" table:end-y="0.26mm" draw:z-index="153" draw:name="Picture 154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Caring Sterile Gauze Spon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35" table:end-x="0.28mm" table:end-y="0.28mm" draw:z-index="254" draw:name="Picture 255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Medline Post-Op Gauze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36" table:end-x="0.28mm" table:end-y="0.28mm" draw:z-index="154" draw:name="Picture 155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Packing Strip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38" table:end-x="0.28mm" table:end-y="0.26mm" draw:z-index="255" draw:name="Picture 256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Conforming Stretch Gauze, 4" x 4.1yd, Non-Sterile, Clean, Individual Polybag, 12rl/bg 8bg/c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39" table:end-x="0.28mm" table:end-y="0.26mm" draw:z-index="155" draw:name="Picture 156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X-Ray Detectable Gauze Spon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41" table:end-x="0.28mm" table:end-y="0.28mm" draw:z-index="256" draw:name="Picture 257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Basic Care Conforming Stretch Gauze, 2", Sterile, 1/pk 12pk/bx 8bx/c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44" table:end-x="0.28mm" table:end-y="0.26mm" draw:z-index="257" draw:name="Picture 258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Rolled Gauze, 2"x5yd, 2 ply, Non-Sterile, 12/bg 8bg/c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47" table:end-x="0.28mm" table:end-y="0.28mm" draw:z-index="258" draw:name="Picture 259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Gauze Pad, 2"x2", 12 ply, Sterile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50" table:end-x="0.28mm" table:end-y="0.26mm" draw:z-index="259" draw:name="Picture 260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Basic Care Conforming Stretch Gauze, 3", Sterile, 1/pk 12pk/bx 8bx/c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53" table:end-x="0.28mm" table:end-y="0.28mm" draw:z-index="260" draw:name="Picture 261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Medline Post-Op Gauze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56" table:end-x="0.28mm" table:end-y="0.26mm" draw:z-index="261" draw:name="Picture 262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Basic Care Conforming Stretch Gauze, 4", Sterile, 1/pk 12pk/bx 8bx/c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59" table:end-x="0.28mm" table:end-y="0.28mm" draw:z-index="262" draw:name="Picture 263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Rolled Gauze, 6"x5yd, 2 ply, Non-Sterile, 6/bg 8bg/c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62" table:end-x="0.28mm" table:end-y="0.26mm" draw:z-index="263" draw:name="Picture 264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Basic Care Conforming Stretch Gauze, 6", Sterile, 1/pk 6pk/bx 8bx/c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65" table:end-x="0.28mm" table:end-y="0.28mm" draw:z-index="264" draw:name="Picture 265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Medline Medline Non-Adherent Sterile Pad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68" table:end-x="0.28mm" table:end-y="0.26mm" draw:z-index="265" draw:name="Picture 266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Rolled Gauze, 3"x5yd, 2 ply, Non-Sterile, 12/bg 8bg/c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71" table:end-x="0.28mm" table:end-y="0.28mm" draw:z-index="266" draw:name="Picture 267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Krimptex Super Sponge, Medium, 32 ply, Sterile, 2/pk 20pk/ty 12ty/c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74" table:end-x="0.28mm" table:end-y="0.26mm" draw:z-index="267" draw:name="Picture 268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 Rolled Gauze 2"x5yd, 2 ply, Sterile, 1rl/pk 12rl/bx 8bx/c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77" table:end-x="0.28mm" table:end-y="0.28mm" draw:z-index="268" draw:name="Picture 269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 Rolled Gauze 3"x5yd, 2 ply, Sterile, 1rl/pk 12rl/bx 8bx/c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80" table:end-x="0.28mm" table:end-y="0.26mm" draw:z-index="269" draw:name="Picture 270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Gauze Pad, 4"x4", 12 ply, Sterile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83" table:end-x="0.28mm" table:end-y="0.28mm" draw:z-index="270" draw:name="Picture 271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 Rolled Gauze 6"x5yd, 2 ply, Sterile, 1rl/pk 6rl/bx 8bx/c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86" table:end-x="0.28mm" table:end-y="0.26mm" draw:z-index="271" draw:name="Picture 272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Dukal  Rolled Gauze 4"x5yd, 2 ply, Sterile, 1rl/pk 12rl/bx 8bx/c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89" table:end-x="0.28mm" table:end-y="0.28mm" draw:z-index="272" draw:name="Picture 273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Dukal Basic Care Conforming Stretch Gauze, 3", Non-Sterile, 12rl/bg 8bg/c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92" table:end-x="0.28mm" table:end-y="0.26mm" draw:z-index="273" draw:name="Picture 274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2 x 2 4ply Non-woven Sponge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95" table:end-x="0.28mm" table:end-y="0.28mm" draw:z-index="274" draw:name="Picture 275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Adhesive Surgical Dressing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398" table:end-x="0.28mm" table:end-y="0.26mm" draw:z-index="275" draw:name="Picture 276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4 x 4 4ply Non-woven Sponge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01" table:end-x="0.28mm" table:end-y="0.28mm" draw:z-index="276" draw:name="Picture 277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Caring Non-Woven Gauze Sponges 2x2 4 Ply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04" table:end-x="0.28mm" table:end-y="0.26mm" draw:z-index="277" draw:name="Picture 278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Caring Non-Sterile Gauze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07" table:end-x="0.28mm" table:end-y="0.28mm" draw:z-index="278" draw:name="Picture 279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Caring Non-Woven Gauze Sponges 4x4, 4 Ply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10" table:end-x="0.28mm" table:end-y="0.26mm" draw:z-index="279" draw:name="Picture 280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Caring Sterile Gauze Sponge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13" table:end-x="0.28mm" table:end-y="0.28mm" draw:z-index="280" draw:name="Picture 281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Caring Non-Woven Gauze Sponges 2x2 4 Ply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16" table:end-x="0.28mm" table:end-y="0.26mm" draw:z-index="281" draw:name="Picture 282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Caring Non-Sterile Gauze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19" table:end-x="0.28mm" table:end-y="0.28mm" draw:z-index="282" draw:name="Picture 283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Caring Non-Sterile Gauze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22" table:end-x="0.28mm" table:end-y="0.26mm" draw:z-index="283" draw:name="Picture 284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Caring Non-Woven Gauze Sponges 4x4 4 Ply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25" table:end-x="0.28mm" table:end-y="0.28mm" draw:z-index="284" draw:name="Picture 285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X-Ray Detectable Gauze Sponges</svg:desc>
            </draw:frame>
          </table:table-cell>
          <table:table-cell table:number-columns-repeated="1019"/>
        </table:table-row>
        <table:table-row table:style-name="ro1" table:number-rows-repeated="3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29" table:end-x="0.28mm" table:end-y="0.26mm" draw:z-index="285" draw:name="Picture 286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Eye Pad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32" table:end-x="0.28mm" table:end-y="0.28mm" draw:z-index="286" draw:name="Picture 287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Supra Form Conforming Bandage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35" table:end-x="0.28mm" table:end-y="0.26mm" draw:z-index="287" draw:name="Picture 288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X-Ray Detectable Gauze Sponge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38" table:end-x="0.28mm" table:end-y="0.28mm" draw:z-index="288" draw:name="Picture 289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3 X 3 Sterile Gauze Pads "Pkg Of 25"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41" table:end-x="0.28mm" table:end-y="0.26mm" draw:z-index="289" draw:name="Picture 290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Supra Form Conforming Bandages Non-Sterile 3" x 75"</svg:desc>
            </draw:frame>
          </table:table-cell>
          <table:table-cell table:number-columns-repeated="1019"/>
        </table:table-row>
        <table:table-row table:style-name="ro1" table:number-rows-repeated="3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45" table:end-x="0.28mm" table:end-y="0.26mm" draw:z-index="290" draw:name="Picture 291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Eye Pad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48" table:end-x="0.28mm" table:end-y="0.28mm" draw:z-index="291" draw:name="Picture 292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Supra Form Conforming Bandage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51" table:end-x="0.28mm" table:end-y="0.26mm" draw:z-index="292" draw:name="Picture 293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Supra Form Conforming Bandage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54" table:end-x="0.28mm" table:end-y="0.28mm" draw:z-index="293" draw:name="Picture 294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Supra Form Conforming Bandage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57" table:end-x="0.28mm" table:end-y="0.26mm" draw:z-index="294" draw:name="Picture 295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Supra Form Conforming Bandage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60" table:end-x="0.28mm" table:end-y="0.28mm" draw:z-index="295" draw:name="Picture 296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Supra Form Conforming Bandage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63" table:end-x="0.28mm" table:end-y="0.26mm" draw:z-index="296" draw:name="Picture 297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Supra Form Conforming Bandage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66" table:end-x="0.28mm" table:end-y="0.28mm" draw:z-index="297" draw:name="Picture 298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Caring Gauze Bandage Rolls Non-Sterile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69" table:end-x="0.28mm" table:end-y="0.26mm" draw:z-index="298" draw:name="Picture 299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Assorted Sterile Gauze Rolls - 3 Pack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72" table:end-x="0.28mm" table:end-y="0.28mm" draw:z-index="299" draw:name="Picture 300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Caring Gauze Bandage Roll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75" table:end-x="0.28mm" table:end-y="0.26mm" draw:z-index="300" draw:name="Picture 301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Caring Non-Sterile Gauze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78" table:end-x="0.28mm" table:end-y="0.28mm" draw:z-index="301" draw:name="Picture 302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X-Ray Detectable Gauze Sponge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81" table:end-x="0.28mm" table:end-y="0.26mm" draw:z-index="302" draw:name="Picture 303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Caring Non-Sterile Gauze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84" table:end-x="0.28mm" table:end-y="0.28mm" draw:z-index="303" draw:name="Picture 304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Supra Form Conforming Bandage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87" table:end-x="0.28mm" table:end-y="0.26mm" draw:z-index="304" draw:name="Picture 305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Caring Sterile Gauze Sponge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90" table:end-x="0.28mm" table:end-y="0.28mm" draw:z-index="305" draw:name="Picture 306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X-Ray Detectable Gauze Sponge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93" table:end-x="0.28mm" table:end-y="0.26mm" draw:z-index="306" draw:name="Picture 307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Caring Non-Sterile Gauze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96" table:end-x="0.28mm" table:end-y="0.28mm" draw:z-index="307" draw:name="Picture 308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Caring Sterile Gauze Sponge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499" table:end-x="0.28mm" table:end-y="0.26mm" draw:z-index="308" draw:name="Picture 309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Supra Form Conforming Bandage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502" table:end-x="0.28mm" table:end-y="0.28mm" draw:z-index="309" draw:name="Picture 310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Caring Sterile Gauze Sponge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505" table:end-x="0.28mm" table:end-y="0.26mm" draw:z-index="310" draw:name="Picture 311" draw:style-name="gr1" draw:text-style-name="P1" svg:width="0.26mm" svg:height="0.26mm" svg:x="0.02mm" svg:y="0mm">
              <draw:image xlink:href="Pictures/1000020000000001000000017B6F9090D77548E2.gif" xlink:type="simple" xlink:show="embed" xlink:actuate="onLoad">
                <text:p/>
              </draw:image>
              <svg:desc>Wholesale Packing Strips</svg:desc>
            </draw:frame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>
            <draw:frame table:end-cell-address="Revised_MediStock_Data.E508" table:end-x="0.28mm" table:end-y="0.28mm" draw:z-index="311" draw:name="Picture 312" draw:style-name="gr1" draw:text-style-name="P1" svg:width="0.26mm" svg:height="0.26mm" svg:x="0.02mm" svg:y="0.02mm">
              <draw:image xlink:href="Pictures/1000020000000001000000017B6F9090D77548E2.gif" xlink:type="simple" xlink:show="embed" xlink:actuate="onLoad">
                <text:p/>
              </draw:image>
              <svg:desc>Wholesale X-Ray Detectable Gauze Sponges</svg:desc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0480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ppliers" table:style-name="ta1">
        <table:table-column table:style-name="co2" table:default-cell-style-name="ce1"/>
        <table:table-column table:style-name="co8" table:default-cell-style-name="ce1"/>
        <table:table-column table:style-name="co7" table:number-columns-repeated="1022" table:default-cell-style-name="ce1"/>
        <table:table-row table:style-name="ro2">
          <table:table-cell table:style-name="ce4" office:value-type="string" calcext:value-type="string">
            <text:p>Supplier Name</text:p>
          </table:table-cell>
          <table:table-cell table:style-name="ce4" office:value-type="string" calcext:value-type="string">
            <text:p>Supplier C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ra</text:p>
          </table:table-cell>
          <table:table-cell office:value-type="string" calcext:value-type="string">
            <text:p>S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dline</text:p>
          </table:table-cell>
          <table:table-cell office:value-type="string" calcext:value-type="string">
            <text:p>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kal</text:p>
          </table:table-cell>
          <table:table-cell office:value-type="string" calcext:value-type="string">
            <text:p>D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ing</text:p>
          </table:table-cell>
          <table:table-cell office:value-type="string" calcext:value-type="string">
            <text:p>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kee</text:p>
          </table:table-cell>
          <table:table-cell office:value-type="string" calcext:value-type="string">
            <text:p>B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ant</text:p>
          </table:table-cell>
          <table:table-cell office:value-type="string" calcext:value-type="string">
            <text:p>A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f-Form</text:p>
          </table:table-cell>
          <table:table-cell office:value-type="string" calcext:value-type="string">
            <text:p>S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lth Smart</text:p>
          </table:table-cell>
          <table:table-cell office:value-type="string" calcext:value-type="string">
            <text:p>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d Sense</text:p>
          </table:table-cell>
          <table:table-cell office:value-type="string" calcext:value-type="string">
            <text:p>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seout Care</text:p>
          </table:table-cell>
          <table:table-cell office:value-type="string" calcext:value-type="string">
            <text:p>Cl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_Code_specs" table:style-name="ta2">
        <table:table-column table:style-name="co9" table:number-columns-repeated="7" table:default-cell-style-name="ce1"/>
        <table:table-column table:style-name="co9" table:number-columns-repeated="5" table:default-cell-style-name="ce18"/>
        <table:table-column table:style-name="co10" table:default-cell-style-name="ce18"/>
        <table:table-column table:style-name="co11" table:number-columns-repeated="6" table:default-cell-style-name="ce18"/>
        <table:table-column table:style-name="co7" table:number-columns-repeated="1005" table:default-cell-style-name="ce1"/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table:style-name="ce15" office:value-type="string" calcext:value-type="string" table:number-columns-spanned="4" table:number-rows-spanned="1">
            <text:p>Stock Keeping Unit <text:s/>Prefix</text:p>
          </table:table-cell>
          <table:covered-table-cell table:number-columns-repeated="3"/>
          <table:table-cell table:style-name="ce15" office:value-type="string" calcext:value-type="string" table:number-columns-spanned="2" table:number-rows-spanned="1">
            <text:p>Supplier code</text:p>
          </table:table-cell>
          <table:covered-table-cell/>
          <table:table-cell table:style-name="ce10" office:value-type="string" calcext:value-type="string" table:number-columns-spanned="6" table:number-rows-spanned="1">
            <text:p>6 digit item code</text:p>
          </table:table-cell>
          <table:covered-table-cell table:number-columns-repeated="5"/>
          <table:table-cell table:number-columns-repeated="1012"/>
        </table:table-row>
        <table:table-row table:style-name="ro1"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#</text:p>
          </table:table-cell>
          <table:table-cell table:number-columns-repeated="2" table:style-name="ce8" office:value-type="string" calcext:value-type="string">
            <text:p>A</text:p>
          </table:table-cell>
          <table:table-cell table:number-columns-repeated="6" table:style-name="ce8" office:value-type="float" office:value="9" calcext:value-type="float">
            <text:p>9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Suppliers.A2:Suppliers.B1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_64 LibreOffice_project/f82d347ccc0be322489bf7da61d7e4ad13fe2ff3</meta:generator>
    <meta:initial-creator>Stuart</meta:initial-creator>
    <meta:creation-date>2017-07-12T08:16:10Z</meta:creation-date>
    <dc:date>2017-07-12T22:44:52.811000000</dc:date>
    <meta:editing-duration>PT1M42S</meta:editing-duration>
    <meta:editing-cycles>2</meta:editing-cycles>
    <meta:document-statistic meta:table-count="3" meta:cell-count="55" meta:object-count="312"/>
  </office:meta>
</office:document-meta>
</file>